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68816158189288993" text:style-name="L1">
        <text:list-item>
          <text:p text:style-name="P1">System Overview</text:p>
          <text:list>
            <text:list-item>
              <text:p text:style-name="P1">General</text:p>
            </text:list-item>
            <text:list-item>
              <text:p text:style-name="P1">Requirments</text:p>
            </text:list-item>
          </text:list>
        </text:list-item>
      </text:list>
      <text:p text:style-name="Standard"/>
      <text:list xml:id="list34473133" text:continue-numbering="true" text:style-name="L1">
        <text:list-item>
          <text:p text:style-name="P1">Installation</text:p>
        </text:list-item>
        <text:list-item>
          <text:p text:style-name="P1">Operation</text:p>
        </text:list-item>
        <text:list-item>
          <text:p text:style-name="P1">Adding Drugs and Supplies</text:p>
        </text:list-item>
        <text:list-item>
          <text:p text:style-name="P1">New Patients</text:p>
          <text:list>
            <text:list-item>
              <text:p text:style-name="P1"/>
            </text:list-item>
            <text:list-item>
              <text:p text:style-name="P1">MA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S</meta:editing-duration>
    <meta:editing-cycles>3</meta:editing-cycles>
    <meta:generator>OpenOffice/4.1.5$Win32 OpenOffice.org_project/415m1$Build-9789</meta:generator>
    <dc:date>2018-10-03T14:27:42.13</dc:date>
    <meta:document-statistic meta:table-count="0" meta:image-count="0" meta:object-count="0" meta:page-count="1" meta:paragraph-count="8" meta:word-count="21" meta:character-count="103"/>
    <meta:user-defined meta:name="Info 1"/>
    <meta:user-defined meta:name="Info 2"/>
    <meta:user-defined meta:name="Info 3"/>
    <meta:user-defined meta:name="Info 4"/>
  </office:meta>
</office:document-meta>
</file>